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055" officeooo:paragraph-rsid="0008f055"/>
    </style:style>
    <style:style style:name="P2" style:family="paragraph" style:parent-style-name="Standard">
      <style:text-properties officeooo:rsid="0009de8b" officeooo:paragraph-rsid="0009de8b"/>
    </style:style>
    <style:style style:name="P3" style:family="paragraph" style:parent-style-name="Standard">
      <style:text-properties officeooo:rsid="000a5f0f" officeooo:paragraph-rsid="000a5f0f"/>
    </style:style>
    <style:style style:name="P4" style:family="paragraph" style:parent-style-name="Standard">
      <style:text-properties officeooo:rsid="000a5f0f" officeooo:paragraph-rsid="000c2f88"/>
    </style:style>
    <style:style style:name="P5" style:family="paragraph" style:parent-style-name="Standard">
      <style:text-properties officeooo:rsid="000c2f88" officeooo:paragraph-rsid="000c2f88"/>
    </style:style>
    <style:style style:name="P6" style:family="paragraph" style:parent-style-name="Standard">
      <style:text-properties officeooo:rsid="001193aa" officeooo:paragraph-rsid="001193aa"/>
    </style:style>
    <style:style style:name="T1" style:family="text">
      <style:text-properties style:text-position="super 58%"/>
    </style:style>
    <style:style style:name="T2" style:family="text">
      <style:text-properties officeooo:rsid="000a5f0f"/>
    </style:style>
    <style:style style:name="T3" style:family="text">
      <style:text-properties officeooo:rsid="000c2f88"/>
    </style:style>
    <style:style style:name="T4" style:family="text">
      <style:text-properties officeooo:rsid="000fbfe2"/>
    </style:style>
    <style:style style:name="T5" style:family="text">
      <style:text-properties officeooo:rsid="00119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logiciels libres sont des logiciels pour lequels des personnes créent des logiciels ouverts à tous <text:span text:style-name="T4">avk le propriétaire ayant renoncé à ses droits de propriété</text:span></text:p>
      <text:p text:style-name="P1"/>
      <text:p text:style-name="P1">Un logiciel Propriétaire est un logiciel pour lequel <text:span text:style-name="T4">son utilisation est permise</text:span> à la condition d’obtenir une licence (payante la plupart du temps)</text:p>
      <text:p text:style-name="P1"/>
      <text:p text:style-name="P1">2 : Un système d’exploitation est une interface qui fait le lien entre le logiciel (software : appllications, internet, interface graphique…) et le matériel (Processeur, mémoire vive…).</text:p>
      <text:p text:style-name="P1"/>
      <text:p text:style-name="P1">3 : /home/elsa/documents/boulot/rapport.odt</text:p>
      <text:p text:style-name="P1"/>
      <text:p text:style-name="P1">4 : . / .. / max/images/photos_vac/photo_1.jpg</text:p>
      <text:p text:style-name="P1"/>
      <text:p text:style-name="P2">5 :</text:p>
      <text:p text:style-name="P6">documents : fiches.ods et boulot</text:p>
      <text:p text:style-name="P6"/>
      <text:p text:style-name="P2"><text:span text:style-name="T5">boulot : </text:span>rapport.odt et fiche.ods</text:p>
      <text:p text:style-name="P2"/>
      <text:p text:style-name="P2">6 : prêt =&gt; (éléction) élu =&gt; fin ou =&gt; (blocage) bloqué =&gt; (déblocage) prêt</text:p>
      <text:p text:style-name="P2"/>
      <text:p text:style-name="P2">7 : on considère qu’on se trouve à une intersection de 4 voies ayant toutes la priorité à droite. Ainsi, lorsque les 4 voitures arrivent en même temps, dans les règles du code de la route, ils devront tous attendre que la véhicule à <text:s/>leur droite passe et doivent laisser celle à gauche passer. Saufqu’ici, les 4 doiuvent attendre que la priorité à droite soit effectuée. Donc ici on a une situation de blocage.</text:p>
      <text:p text:style-name="P2"/>
      <text:p text:style-name="P2">8 : LIFO est une pile, dans la quelle le dernier élément placé sur la pile sera la 1<text:span text:style-name="T1">re</text:span> à être retirée.</text:p>
      <text:p text:style-name="P2"/>
      <text:p text:style-name="P2">9 : P1/P2/P1/P2/<text:span text:style-name="T3">P1/</text:span>P3/P2/P<text:span text:style-name="T3">4</text:span>/P<text:span text:style-name="T3">3</text:span>/<text:span text:style-name="T3">P5/</text:span>P2/P<text:span text:style-name="T3">4</text:span>/<text:span text:style-name="T2">P</text:span><text:span text:style-name="T3">3/</text:span>P2/P3/P2</text:p>
      <text:p text:style-name="P2"/>
      <text:p text:style-name="P4">10 : P1/P1/P2/P2/<text:span text:style-name="T3">P1/P3/P3/P2/P2/P4/P4/P5/P3/P3/P2/P2</text:span></text:p>
      <text:p text:style-name="P3"/>
      <text:p text:style-name="P5">11 : </text:p>
      <text:p text:style-name="P5">Imaginons que les deux processus ont besoin des deux ressources pour exécuter leur programme et que les processus s’exécute dans l’ordre :</text:p>
      <text:p text:style-name="P5"/>
      <text:p text:style-name="P5">P1 demande R1</text:p>
      <text:p text:style-name="P5"/>
      <text:p text:style-name="P5">P2 demande R2</text:p>
      <text:p text:style-name="P5"/>
      <text:p text:style-name="P5">P1 demande R2 (bloqué car utilisé)</text:p>
      <text:p text:style-name="P5"/>
      <text:p text:style-name="P5">P2 demande R1 (bloqué car utilisé)</text:p>
      <text:p text:style-name="P5"/>
      <text:p text:style-name="P5">on arrive à une situation où les deux sont bloqués car ils ont besoin que l’autre termine son programme pour libérer la ressource convoitée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0:52:24.525965674</meta:creation-date>
    <dc:date>2026-01-23T12:04:08.520942638</dc:date>
    <meta:editing-duration>PT15M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281" meta:character-count="1719" meta:non-whitespace-character-count="1456"/>
  </office:meta>
</office:document-meta>
</file>